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810000004BC7A3EFA30A760585.png" manifest:media-type="image/png"/>
  <manifest:file-entry manifest:full-path="Pictures/10004C1600000D49000007BBDBEF434C5A443F18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Nimbus Sans1" svg:font-family="'Nimbus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elfolie-title">
      <style:graphic-properties fo:min-height="4.082cm"/>
    </style:style>
    <style:style style:name="pr2" style:family="presentation" style:parent-style-name="Titelfolie-subtitle">
      <style:graphic-properties draw:fill-color="#ffffff" draw:textarea-vertical-align="top" fo:min-height="10.679cm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folie_5f_-title">
      <style:graphic-properties fo:min-height="4.082cm"/>
    </style:style>
    <style:style style:name="pr5" style:family="presentation" style:parent-style-name="Titelfolie_5f_-subtitle">
      <style:graphic-properties draw:fill-color="#ffffff" draw:textarea-vertical-align="top" fo:min-height="10.891cm"/>
    </style:style>
    <style:style style:name="pr6" style:family="presentation" style:parent-style-name="Titelfolie_5f_-notes">
      <style:graphic-properties draw:fill-color="#ffffff" fo:min-height="13.364cm"/>
    </style:style>
    <style:style style:name="pr7" style:family="presentation" style:parent-style-name="Titelfolie_5f__5f_-title">
      <style:graphic-properties fo:min-height="4.082cm"/>
    </style:style>
    <style:style style:name="pr8" style:family="presentation" style:parent-style-name="Titelfolie_5f__5f_-subtitle">
      <style:graphic-properties draw:fill-color="#ffffff" draw:textarea-vertical-align="top" fo:min-height="12.134cm"/>
    </style:style>
    <style:style style:name="pr9" style:family="presentation" style:parent-style-name="Titelfolie_5f__5f_-notes">
      <style:graphic-properties draw:fill-color="#ffffff" fo:min-height="13.364cm"/>
    </style:style>
    <style:style style:name="pr10" style:family="presentation" style:parent-style-name="Titelfolie_5f__5f__5f_-title">
      <style:graphic-properties fo:min-height="4.082cm"/>
    </style:style>
    <style:style style:name="pr11" style:family="presentation" style:parent-style-name="Titelfolie_5f__5f__5f_-subtitle">
      <style:graphic-properties draw:fill-color="#ffffff" draw:textarea-vertical-align="top" fo:min-height="10.891cm"/>
    </style:style>
    <style:style style:name="pr12" style:family="presentation" style:parent-style-name="Titelfolie_5f__5f__5f_-notes">
      <style:graphic-properties draw:fill-color="#ffffff" fo:min-height="13.364cm"/>
    </style:style>
    <style:style style:name="P1" style:family="paragraph">
      <style:text-properties fo:color="#808080" style:font-name="Liberation Sans3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.254cm" fo:text-align="start"/>
    </style:style>
    <style:style style:name="P6" style:family="paragraph">
      <style:paragraph-properties fo:margin-left="1.27cm" fo:margin-right="0cm" fo:text-align="start" fo:text-indent="0cm"/>
    </style:style>
    <style:style style:name="P7" style:family="paragraph">
      <style:paragraph-properties fo:margin-left="1.27cm" fo:margin-right="0cm" fo:margin-top="0cm" fo:margin-bottom="0cm" fo:text-align="start" fo:text-indent="0cm"/>
    </style:style>
    <style:style style:name="P8" style:family="paragraph">
      <loext:graphic-properties draw:fill-color="#ffffff"/>
      <style:paragraph-properties fo:margin-top="0cm" fo:margin-bottom="0.254cm" fo:text-align="start"/>
    </style:style>
    <style:style style:name="T1" style:family="text">
      <style:text-properties fo:color="#808080" style:font-name="Liberation Sans3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presentation:style-name="pr1" draw:text-style-name="P1" draw:layer="layout" svg:width="22.606cm" svg:height="4.082cm" svg:x="1.27cm" svg:y="0.375cm" presentation:class="title" presentation:user-transformed="true">
          <draw:text-box>
            <text:p><text:span text:style-name="T1">Project Proposal</text:span></text:p>
          </draw:text-box>
        </draw:frame>
        <draw:frame presentation:style-name="pr2" draw:text-style-name="P3" draw:layer="layout" svg:width="22.859cm" svg:height="10.679cm" svg:x="1.27cm" svg:y="4.826cm" presentation:class="subtitle" presentation:user-transformed="true">
          <draw:text-box>
            <text:p text:style-name="P2"><text:span text:style-name="T2"/></text:p>
            <text:p text:style-name="P2"><text:span text:style-name="T2">Autonomous Object Hunting</text:span></text:p>
            <text:p text:style-name="P2"><text:span text:style-name="T2"/></text:p>
            <text:p text:style-name="P2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3">Tim Mennicken</text:span></text:p>
            <text:p text:style-name="P2"><text:span text:style-name="T3">Manuel Audran</text:span></text:p>
            <text:p text:style-name="P2"><text:span text:style-name="T3">Robert Ro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_5f_" presentation:presentation-page-layout-name="AL1T0">
        <office:forms form:automatic-focus="false" form:apply-design-mode="false"/>
        <draw:frame presentation:style-name="pr4" draw:text-style-name="P1" draw:layer="layout" svg:width="22.606cm" svg:height="4.082cm" svg:x="1.271cm" svg:y="0.375cm" presentation:class="title" presentation:user-transformed="true">
          <draw:text-box>
            <text:p><text:span text:style-name="T1">Project Setup</text:span></text:p>
          </draw:text-box>
        </draw:frame>
        <draw:frame presentation:style-name="pr5" draw:text-style-name="P8" draw:layer="layout" svg:width="22.859cm" svg:height="10.891cm" svg:x="1.271cm" svg:y="5.588cm">
          <draw:text-box>
            <text:list text:style-name="L1">
              <text:list-item>
                <text:p text:style-name="P5">Hardware</text:p>
              </text:list-item>
              <text:list-item>
                <text:p text:style-name="P6"><text:span text:style-name="T4">Foundation</text:span></text:p>
              </text:list-item>
              <text:list-item>
                <text:p text:style-name="P6"><text:span text:style-name="T4">Raspberry Pi &amp; Camera</text:span></text:p>
              </text:list-item>
              <text:list-item>
                <text:p text:style-name="P6"><text:span text:style-name="T4">Sensors &amp; Actuators</text:span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5"><text:span text:style-name="T5">Software</text:span></text:p>
              </text:list-item>
              <text:list-item>
                <text:p text:style-name="P7"><text:span text:style-name="T4">Multiple Processes</text:span></text:p>
              </text:list-item>
              <text:list-item>
                <text:p text:style-name="P7"><text:span text:style-name="T4">IPC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_5f__5f_" presentation:presentation-page-layout-name="AL1T0">
        <office:forms form:automatic-focus="false" form:apply-design-mode="false"/>
        <draw:frame presentation:style-name="pr7" draw:text-style-name="P1" draw:layer="layout" svg:width="22.606cm" svg:height="4.082cm" svg:x="1.271cm" svg:y="0.375cm" presentation:class="title" presentation:user-transformed="true">
          <draw:text-box>
            <text:p><text:span text:style-name="T1">Mapping</text:span></text:p>
          </draw:text-box>
        </draw:frame>
        <draw:frame presentation:style-name="pr8" draw:text-style-name="P8" draw:layer="layout" svg:width="22.859cm" svg:height="12.134cm" svg:x="1.292cm" svg:y="5.13cm">
          <draw:text-box>
            <text:list text:style-name="L1">
              <text:list-item>
                <text:p text:style-name="P5"><text:span text:style-name="T5">2D Grid</text:span></text:p>
                <text:list>
                  <text:list-item>
                    <text:p text:style-name="P5"><text:span text:style-name="T4">The robot is just moving on one level</text:span></text:p>
                    <text:p text:style-name="P5"><text:span text:style-name="T4"/></text:p>
                  </text:list-item>
                </text:list>
              </text:list-item>
              <text:list-item>
                <text:p text:style-name="P5"><text:span text:style-name="T5">Object detection</text:span></text:p>
                <text:list>
                  <text:list-item>
                    <text:p text:style-name="P5"><text:span text:style-name="T4">Ultrasonic sensors</text:span></text:p>
                  </text:list-item>
                  <text:list-item>
                    <text:p text:style-name="P5"><text:span text:style-name="T4">Information hast to be stored for effective navigation</text:span></text:p>
                    <text:p text:style-name="P5"><text:span text:style-name="T4"/></text:p>
                  </text:list-item>
                </text:list>
              </text:list-item>
              <text:list-item>
                <text:p text:style-name="P5"><text:span text:style-name="T5">Localization</text:span></text:p>
                <text:list>
                  <text:list-item>
                    <text:p text:style-name="P5"><text:span text:style-name="T4">Only in self created map</text:span></text:p>
                  </text:list-item>
                  <text:list-item>
                    <text:p text:style-name="P5"><text:span text:style-name="T4">Known by speed and direction of robot</text:span></text:p>
                    <text:p text:style-name="P5"><text:span text:style-name="T4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_5f__5f__5f_" presentation:presentation-page-layout-name="AL1T0">
        <office:forms form:automatic-focus="false" form:apply-design-mode="false"/>
        <draw:frame presentation:style-name="pr10" draw:text-style-name="P1" draw:layer="layout" svg:width="22.606cm" svg:height="4.082cm" svg:x="1.271cm" svg:y="0.375cm" presentation:class="title" presentation:user-transformed="true">
          <draw:text-box>
            <text:p><text:span text:style-name="T1">Image Processing</text:span></text:p>
          </draw:text-box>
        </draw:frame>
        <draw:frame presentation:style-name="pr11" draw:text-style-name="P8" draw:layer="layout" svg:width="22.859cm" svg:height="10.891cm" svg:x="1.271cm" svg:y="5.588cm">
          <draw:text-box>
            <text:list text:style-name="L1">
              <text:list-item>
                <text:p text:style-name="P5">OpenCV</text:p>
                <text:p text:style-name="P5"/>
              </text:list-item>
              <text:list-item>
                <text:p text:style-name="P5">Pi camera module</text:p>
                <text:p text:style-name="P6"><text:span text:style-name="T4"/></text:p>
              </text:list-item>
              <text:list-item>
                <text:p text:style-name="P5"><text:span text:style-name="T5">Real-time object detection =&gt; SSD</text:span></text:p>
              </text:list-item>
              <text:list-item>
                <text:p text:style-name="P7"><text:span text:style-name="T4">Default boxes</text:span></text:p>
              </text:list-item>
              <text:list-item>
                <text:p text:style-name="P7"><text:span text:style-name="T4">Using lower resolution images</text:span></text:p>
              </text:list-item>
              <text:list-item>
                <text:p text:style-name="P7"><text:span text:style-name="T4">MobileNet =&gt; Optimized solution on mobile devices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Nimbus Sans1" svg:font-family="'Nimbus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917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0.776cm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0.564cm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 fo:hyphenate="false"/>
    </style:style>
    <style:style style:name="Titelfolie-outline4" style:family="presentation" style:parent-style-name="Titelfolie-outline3">
      <style:paragraph-properties fo:margin-top="0.2cm" fo:margin-bottom="0cm" fo:line-height="0.564cm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917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-outline2" style:display-name="Titelfolie_-outline2" style:family="presentation" style:parent-style-name="Titelfolie_5f_-outline1">
      <style:paragraph-properties fo:margin-top="0.4cm" fo:margin-bottom="0cm" fo:line-height="0.776cm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5f_-outline3" style:display-name="Titelfolie_-outline3" style:family="presentation" style:parent-style-name="Titelfolie_5f_-outline2">
      <style:paragraph-properties fo:margin-top="0.3cm" fo:margin-bottom="0cm" fo:line-height="0.564cm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 fo:hyphenate="false"/>
    </style:style>
    <style:style style:name="Titelfolie_5f_-outline4" style:display-name="Titelfolie_-outline4" style:family="presentation" style:parent-style-name="Titelfolie_5f_-outline3">
      <style:paragraph-properties fo:margin-top="0.2cm" fo:margin-bottom="0cm" fo:line-height="0.564cm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_5f_-outline5" style:display-name="Titelfolie_-outline5" style:family="presentation" style:parent-style-name="Titelfolie_5f_-outline4">
      <style:paragraph-properties fo:margin-top="0.1cm" fo:margin-bottom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top="0.1cm" fo:margin-bottom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top="0.1cm" fo:margin-bottom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top="0.1cm" fo:margin-bottom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.1cm" fo:margin-bottom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_5f_-background" style:display-name="Titelfolie__-background" style:family="presentation">
      <style:graphic-properties draw:stroke="none" draw:fill="solid" draw:fill-color="#ffffff"/>
      <style:text-properties style:letter-kerning="true"/>
    </style:style>
    <style:style style:name="Titelfolie_5f__5f_-backgroundobjects" style:display-name="Titelfoli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_5f_-notes" style:display-name="Titelfoli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_5f_-outline1" style:display-name="Titelfolie__-outline1" style:family="presentation">
      <style:graphic-properties draw:stroke="none" draw:fill="none" draw:auto-grow-height="false" draw:fit-to-size="shrink-to-fit" style:shrink-to-fit="true">
        <text:list-style style:name="Titelfolie_5f__5f_-outline1" style:display-name="Titelfoli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917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_5f_-outline2" style:display-name="Titelfolie__-outline2" style:family="presentation" style:parent-style-name="Titelfolie_5f__5f_-outline1">
      <style:paragraph-properties fo:margin-top="0.4cm" fo:margin-bottom="0cm" fo:line-height="0.776cm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5f__5f_-outline3" style:display-name="Titelfolie__-outline3" style:family="presentation" style:parent-style-name="Titelfolie_5f__5f_-outline2">
      <style:paragraph-properties fo:margin-top="0.3cm" fo:margin-bottom="0cm" fo:line-height="0.564cm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 fo:hyphenate="false"/>
    </style:style>
    <style:style style:name="Titelfolie_5f__5f_-outline4" style:display-name="Titelfolie__-outline4" style:family="presentation" style:parent-style-name="Titelfolie_5f__5f_-outline3">
      <style:paragraph-properties fo:margin-top="0.2cm" fo:margin-bottom="0cm" fo:line-height="0.564cm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_5f__5f_-outline5" style:display-name="Titelfolie__-outline5" style:family="presentation" style:parent-style-name="Titelfolie_5f__5f_-outline4">
      <style:paragraph-properties fo:margin-top="0.1cm" fo:margin-bottom="0cm"/>
      <style:text-properties fo:font-size="20pt" style:font-size-asian="20pt" style:font-size-complex="20pt"/>
    </style:style>
    <style:style style:name="Titelfolie_5f__5f_-outline6" style:display-name="Titelfolie__-outline6" style:family="presentation" style:parent-style-name="Titelfolie_5f__5f_-outline5">
      <style:paragraph-properties fo:margin-top="0.1cm" fo:margin-bottom="0cm"/>
      <style:text-properties fo:font-size="20pt" style:font-size-asian="20pt" style:font-size-complex="20pt"/>
    </style:style>
    <style:style style:name="Titelfolie_5f__5f_-outline7" style:display-name="Titelfolie__-outline7" style:family="presentation" style:parent-style-name="Titelfolie_5f__5f_-outline6">
      <style:paragraph-properties fo:margin-top="0.1cm" fo:margin-bottom="0cm"/>
      <style:text-properties fo:font-size="20pt" style:font-size-asian="20pt" style:font-size-complex="20pt"/>
    </style:style>
    <style:style style:name="Titelfolie_5f__5f_-outline8" style:display-name="Titelfolie__-outline8" style:family="presentation" style:parent-style-name="Titelfolie_5f__5f_-outline7">
      <style:paragraph-properties fo:margin-top="0.1cm" fo:margin-bottom="0cm"/>
      <style:text-properties fo:font-size="20pt" style:font-size-asian="20pt" style:font-size-complex="20pt"/>
    </style:style>
    <style:style style:name="Titelfolie_5f__5f_-outline9" style:display-name="Titelfolie__-outline9" style:family="presentation" style:parent-style-name="Titelfolie_5f__5f_-outline8">
      <style:paragraph-properties fo:margin-top="0.1cm" fo:margin-bottom="0cm"/>
      <style:text-properties fo:font-size="20pt" style:font-size-asian="20pt" style:font-size-complex="20pt"/>
    </style:style>
    <style:style style:name="Titelfolie_5f__5f_-subtitle" style:display-name="Titelfolie__-subtitle" style:family="presentation">
      <style:graphic-properties draw:stroke="none" draw:fill="none" draw:textarea-vertical-align="middle">
        <text:list-style style:name="Titelfolie_5f__5f_-subtitle" style:display-name="Titelfoli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_5f_-title" style:display-name="Titelfolie__-title" style:family="presentation">
      <style:graphic-properties draw:stroke="none" draw:fill="none" draw:textarea-vertical-align="middle">
        <text:list-style style:name="Titelfolie_5f__5f_-title" style:display-name="Titelfoli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_5f__5f_-background" style:display-name="Titelfolie___-background" style:family="presentation">
      <style:graphic-properties draw:stroke="none" draw:fill="solid" draw:fill-color="#ffffff"/>
      <style:text-properties style:letter-kerning="true"/>
    </style:style>
    <style:style style:name="Titelfolie_5f__5f__5f_-backgroundobjects" style:display-name="Titelfoli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_5f__5f_-notes" style:display-name="Titelfoli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_5f__5f_-outline1" style:display-name="Titelfolie___-outline1" style:family="presentation">
      <style:graphic-properties draw:stroke="none" draw:fill="none" draw:auto-grow-height="false" draw:fit-to-size="shrink-to-fit" style:shrink-to-fit="true">
        <text:list-style style:name="Titelfolie_5f__5f__5f_-outline1" style:display-name="Titelfoli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917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_5f__5f_-outline2" style:display-name="Titelfolie___-outline2" style:family="presentation" style:parent-style-name="Titelfolie_5f__5f__5f_-outline1">
      <style:paragraph-properties fo:margin-top="0.4cm" fo:margin-bottom="0cm" fo:line-height="0.776cm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5f__5f__5f_-outline3" style:display-name="Titelfolie___-outline3" style:family="presentation" style:parent-style-name="Titelfolie_5f__5f__5f_-outline2">
      <style:paragraph-properties fo:margin-top="0.3cm" fo:margin-bottom="0cm" fo:line-height="0.564cm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 fo:hyphenate="false"/>
    </style:style>
    <style:style style:name="Titelfolie_5f__5f__5f_-outline4" style:display-name="Titelfolie___-outline4" style:family="presentation" style:parent-style-name="Titelfolie_5f__5f__5f_-outline3">
      <style:paragraph-properties fo:margin-top="0.2cm" fo:margin-bottom="0cm" fo:line-height="0.564cm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_5f__5f__5f_-outline5" style:display-name="Titelfolie___-outline5" style:family="presentation" style:parent-style-name="Titelfolie_5f__5f__5f_-outline4">
      <style:paragraph-properties fo:margin-top="0.1cm" fo:margin-bottom="0cm"/>
      <style:text-properties fo:font-size="20pt" style:font-size-asian="20pt" style:font-size-complex="20pt"/>
    </style:style>
    <style:style style:name="Titelfolie_5f__5f__5f_-outline6" style:display-name="Titelfolie___-outline6" style:family="presentation" style:parent-style-name="Titelfolie_5f__5f__5f_-outline5">
      <style:paragraph-properties fo:margin-top="0.1cm" fo:margin-bottom="0cm"/>
      <style:text-properties fo:font-size="20pt" style:font-size-asian="20pt" style:font-size-complex="20pt"/>
    </style:style>
    <style:style style:name="Titelfolie_5f__5f__5f_-outline7" style:display-name="Titelfolie___-outline7" style:family="presentation" style:parent-style-name="Titelfolie_5f__5f__5f_-outline6">
      <style:paragraph-properties fo:margin-top="0.1cm" fo:margin-bottom="0cm"/>
      <style:text-properties fo:font-size="20pt" style:font-size-asian="20pt" style:font-size-complex="20pt"/>
    </style:style>
    <style:style style:name="Titelfolie_5f__5f__5f_-outline8" style:display-name="Titelfolie___-outline8" style:family="presentation" style:parent-style-name="Titelfolie_5f__5f__5f_-outline7">
      <style:paragraph-properties fo:margin-top="0.1cm" fo:margin-bottom="0cm"/>
      <style:text-properties fo:font-size="20pt" style:font-size-asian="20pt" style:font-size-complex="20pt"/>
    </style:style>
    <style:style style:name="Titelfolie_5f__5f__5f_-outline9" style:display-name="Titelfolie___-outline9" style:family="presentation" style:parent-style-name="Titelfolie_5f__5f__5f_-outline8">
      <style:paragraph-properties fo:margin-top="0.1cm" fo:margin-bottom="0cm"/>
      <style:text-properties fo:font-size="20pt" style:font-size-asian="20pt" style:font-size-complex="20pt"/>
    </style:style>
    <style:style style:name="Titelfolie_5f__5f__5f_-subtitle" style:display-name="Titelfolie___-subtitle" style:family="presentation">
      <style:graphic-properties draw:stroke="none" draw:fill="none" draw:textarea-vertical-align="middle">
        <text:list-style style:name="Titelfolie_5f__5f__5f_-subtitle" style:display-name="Titelfoli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_5f__5f_-title" style:display-name="Titelfolie___-title" style:family="presentation">
      <style:graphic-properties draw:stroke="none" draw:fill="none" draw:textarea-vertical-align="middle">
        <text:list-style style:name="Titelfolie_5f__5f__5f_-title" style:display-name="Titelfoli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_5f__5f__5f_-background" style:display-name="Titelfolie____-background" style:family="presentation">
      <style:graphic-properties draw:stroke="none" draw:fill="solid" draw:fill-color="#ffffff"/>
      <style:text-properties style:letter-kerning="true"/>
    </style:style>
    <style:style style:name="Titelfolie_5f__5f__5f__5f_-backgroundobjects" style:display-name="Titelfolie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_5f__5f__5f_-notes" style:display-name="Titelfolie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_5f__5f__5f_-outline1" style:display-name="Titelfolie____-outline1" style:family="presentation">
      <style:graphic-properties draw:stroke="none" draw:fill="none" draw:auto-grow-height="false" draw:fit-to-size="shrink-to-fit" style:shrink-to-fit="true">
        <text:list-style style:name="Titelfolie_5f__5f__5f__5f_-outline1" style:display-name="Titelfolie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917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_5f__5f__5f_-outline2" style:display-name="Titelfolie____-outline2" style:family="presentation" style:parent-style-name="Titelfolie_5f__5f__5f__5f_-outline1">
      <style:paragraph-properties fo:margin-top="0.4cm" fo:margin-bottom="0cm" fo:line-height="0.776cm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5f__5f__5f__5f_-outline3" style:display-name="Titelfolie____-outline3" style:family="presentation" style:parent-style-name="Titelfolie_5f__5f__5f__5f_-outline2">
      <style:paragraph-properties fo:margin-top="0.3cm" fo:margin-bottom="0cm" fo:line-height="0.564cm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 fo:hyphenate="false"/>
    </style:style>
    <style:style style:name="Titelfolie_5f__5f__5f__5f_-outline4" style:display-name="Titelfolie____-outline4" style:family="presentation" style:parent-style-name="Titelfolie_5f__5f__5f__5f_-outline3">
      <style:paragraph-properties fo:margin-top="0.2cm" fo:margin-bottom="0cm" fo:line-height="0.564cm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_5f__5f__5f__5f_-outline5" style:display-name="Titelfolie____-outline5" style:family="presentation" style:parent-style-name="Titelfolie_5f__5f__5f__5f_-outline4">
      <style:paragraph-properties fo:margin-top="0.1cm" fo:margin-bottom="0cm"/>
      <style:text-properties fo:font-size="20pt" style:font-size-asian="20pt" style:font-size-complex="20pt"/>
    </style:style>
    <style:style style:name="Titelfolie_5f__5f__5f__5f_-outline6" style:display-name="Titelfolie____-outline6" style:family="presentation" style:parent-style-name="Titelfolie_5f__5f__5f__5f_-outline5">
      <style:paragraph-properties fo:margin-top="0.1cm" fo:margin-bottom="0cm"/>
      <style:text-properties fo:font-size="20pt" style:font-size-asian="20pt" style:font-size-complex="20pt"/>
    </style:style>
    <style:style style:name="Titelfolie_5f__5f__5f__5f_-outline7" style:display-name="Titelfolie____-outline7" style:family="presentation" style:parent-style-name="Titelfolie_5f__5f__5f__5f_-outline6">
      <style:paragraph-properties fo:margin-top="0.1cm" fo:margin-bottom="0cm"/>
      <style:text-properties fo:font-size="20pt" style:font-size-asian="20pt" style:font-size-complex="20pt"/>
    </style:style>
    <style:style style:name="Titelfolie_5f__5f__5f__5f_-outline8" style:display-name="Titelfolie____-outline8" style:family="presentation" style:parent-style-name="Titelfolie_5f__5f__5f__5f_-outline7">
      <style:paragraph-properties fo:margin-top="0.1cm" fo:margin-bottom="0cm"/>
      <style:text-properties fo:font-size="20pt" style:font-size-asian="20pt" style:font-size-complex="20pt"/>
    </style:style>
    <style:style style:name="Titelfolie_5f__5f__5f__5f_-outline9" style:display-name="Titelfolie____-outline9" style:family="presentation" style:parent-style-name="Titelfolie_5f__5f__5f__5f_-outline8">
      <style:paragraph-properties fo:margin-top="0.1cm" fo:margin-bottom="0cm"/>
      <style:text-properties fo:font-size="20pt" style:font-size-asian="20pt" style:font-size-complex="20pt"/>
    </style:style>
    <style:style style:name="Titelfolie_5f__5f__5f__5f_-subtitle" style:display-name="Titelfolie____-subtitle" style:family="presentation">
      <style:graphic-properties draw:stroke="none" draw:fill="none" draw:textarea-vertical-align="middle">
        <text:list-style style:name="Titelfolie_5f__5f__5f__5f_-subtitle" style:display-name="Titelfolie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_5f__5f__5f_-title" style:display-name="Titelfolie____-title" style:family="presentation">
      <style:graphic-properties draw:stroke="none" draw:fill="none" draw:textarea-vertical-align="middle">
        <text:list-style style:name="Titelfolie_5f__5f__5f__5f_-title" style:display-name="Titelfolie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2.291cm" fo:min-width="14.508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fill="solid" draw:fill-color="#aa0f1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d7471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none" svg:stroke-width="0.026cm" draw:fill="solid" draw:fill-color="#901b6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solid" svg:stroke-width="0.018cm" svg:stroke-color="#80808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9" style:family="graphic" style:parent-style-name="standard">
      <style:graphic-properties draw:stroke="none" svg:stroke-width="0.026cm" draw:fill="solid" draw:fill-color="#aa0f1f" draw:textarea-vertical-align="middle" draw:auto-grow-height="false" draw:fit-to-size="false" style:shrink-to-fit="false" fo:min-height="0cm" fo:min-width="7.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0" style:family="graphic" style:parent-style-name="standard">
      <style:graphic-properties draw:stroke="none" svg:stroke-width="0.026cm" draw:fill="solid" draw:fill-color="#d7471f" draw:textarea-vertical-align="middle" draw:auto-grow-height="false" draw:fit-to-size="false" style:shrink-to-fit="false" fo:min-height="0cm" fo:min-width="7.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1" style:family="graphic" style:parent-style-name="standard">
      <style:graphic-properties draw:stroke="none" svg:stroke-width="0.026cm" draw:fill="solid" draw:fill-color="#901b6e" draw:textarea-vertical-align="middle" draw:auto-grow-height="false" draw:fit-to-size="false" style:shrink-to-fit="false" fo:min-height="0cm" fo:min-width="7.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2" style:family="graphic" style:parent-style-name="standard">
      <style:graphic-properties draw:stroke="none" draw:fill="none" fo:min-height="0.713cm"/>
    </style:style>
    <style:style style:name="Mgr13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2.291cm" fo:min-width="14.508cm" fo:padding-top="0cm" fo:padding-bottom="0cm" fo:padding-left="0cm" fo:padding-right="0cm" fo:wrap-option="wrap"/>
    </style:style>
    <style:style style:name="Mgr14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2.291cm" fo:min-width="14.508cm" fo:padding-top="0cm" fo:padding-bottom="0cm" fo:padding-left="0cm" fo:padding-right="0cm" fo:wrap-option="wrap"/>
    </style:style>
    <style:style style:name="Mgr15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2.291cm" fo:min-width="14.508cm" fo:padding-top="0cm" fo:padding-bottom="0cm" fo:padding-left="0cm" fo:padding-right="0cm" fo:wrap-option="wrap"/>
    </style:style>
    <style:style style:name="Mgr16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2.291cm" fo:min-width="14.508cm" fo:padding-top="0cm" fo:padding-bottom="0cm" fo:padding-left="0cm" fo:padding-right="0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" style:family="presentation" style:parent-style-name="Titelfolie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folie_5f_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8" style:family="presentation" style:parent-style-name="Titelfolie_5f_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folie_5f__5f_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elfolie_5f__5f_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1" style:family="presentation" style:parent-style-name="Titelfolie_5f__5f_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folie_5f__5f__5f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itelfolie_5f__5f__5f_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4" style:family="presentation" style:parent-style-name="Titelfolie_5f__5f__5f_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itelfolie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0.416cm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margin-left="0cm" fo:margin-right="0cm" fo:margin-top="0cm" fo:margin-bottom="0cm" fo:line-height="0.416cm" fo:text-align="start" fo:text-indent="0cm" style:punctuation-wrap="hanging" style:writing-mode="lr-tb" style:font-independent-line-spacing="true"/>
      <style:text-properties fo:font-size="12pt" fo:hyphenate="false"/>
    </style:style>
    <style:style style:name="MP8" style:family="paragraph">
      <loext:graphic-properties draw:fill="solid" draw:fill-color="#aa0f1f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d7471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901b6e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0.988cm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3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41313" style:text-outline="false" style:text-line-through-style="none" style:text-line-through-type="none" style:text-position="0% 100%" style:font-name="Arial1" fo:font-size="9pt" fo:letter-spacing="normal" fo:font-style="normal" fo:text-shadow="none" style:text-underline-style="none" fo:font-weight="bold" style:letter-kerning="true" style:font-name-asian="ＭＳ Ｐゴシック1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9pt" fo:letter-spacing="normal" fo:font-style="normal" fo:text-shadow="none" style:text-underline-style="none" fo:font-weight="normal" style:letter-kerning="true" style:font-name-asian="ＭＳ Ｐゴシック1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14131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Bild 7" draw:style-name="Mgr3" draw:text-style-name="MP5" draw:layer="backgroundobjects" svg:width="2.914cm" svg:height="1.697cm" svg:x="21.501cm" svg:y="16.745cm">
        <draw:image xlink:href="Pictures/10004C1600000D49000007BBDBEF434C5A443F18.wmf" xlink:type="simple" xlink:show="embed" xlink:actuate="onLoad" loext:mime-type="image/x-wmf">
          <text:p/>
        </draw:image>
        <draw:image xlink:href="Pictures/10000201000000810000004BC7A3EFA30A760585.png" xlink:type="simple" xlink:show="embed" xlink:actuate="onLoad" loext:mime-type="image/png"/>
      </draw:frame>
      <draw:custom-shape draw:name="Fußzeilenplatzhalter 3" draw:style-name="Mgr4" draw:text-style-name="MP7" draw:layer="backgroundobjects" svg:width="14.507cm" svg:height="2.29cm" svg:x="2.511cm" svg:y="16.701cm">
        <text:p text:style-name="MP6"><text:span text:style-name="MT2">Autonomous Object Hunting</text:span></text:p>
        <text:p text:style-name="MP6"><text:span text:style-name="MT2"/></text:p>
        <text:p text:style-name="MP6"><text:span text:style-name="MT2"/></text:p>
        <text:p text:style-name="MP6"><text:span text:style-name="MT2">AMS Project <text:s/>- Group 0</text:span></text:p>
        <text:p text:style-name="MP6"><text:span text:style-name="MT2">05. November 2019</text:span></text:p>
        <text:p text:style-name="MP6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ung 11">
        <draw:custom-shape draw:name="Rechteck 12" draw:style-name="Mgr5" draw:text-style-name="MP8" draw:layer="layout" svg:width="7.599cm" svg:height="0.199cm" svg:x="2.51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Mgr6" draw:text-style-name="MP9" draw:layer="layout" svg:width="7.599cm" svg:height="0.199cm" svg:x="10.11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Mgr7" draw:text-style-name="MP10" draw:layer="layout" svg:width="7.699cm" svg:height="0.199cm" svg:x="17.71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Gerade Verbindung 15" draw:style-name="Mgr8" draw:text-style-name="MP5" draw:layer="backgroundobjects" svg:x1="2.501cm" svg:y1="16.532cm" svg:x2="25.417cm" svg:y2="16.533cm">
        <text:p/>
      </draw:line>
      <draw:frame draw:name="Titel 1" presentation:style-name="Mpr1" draw:text-style-name="MP12" draw:layer="backgroundobjects" svg:width="21.589cm" svg:height="4.082cm" svg:x="1.905cm" svg:y="5.918cm" presentation:class="title" presentation:user-transformed="true">
        <draw:text-box>
          <text:p text:style-name="MP11"><text:span text:style-name="MT4">Titelmasterformat durch Klicken bearbeiten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frame draw:name="Bild 7" draw:style-name="Mgr3" draw:text-style-name="MP5" draw:layer="backgroundobjects" svg:width="2.914cm" svg:height="1.697cm" svg:x="21.501cm" svg:y="16.745cm">
        <draw:image xlink:href="Pictures/10004C1600000D49000007BBDBEF434C5A443F18.wmf" xlink:type="simple" xlink:show="embed" xlink:actuate="onLoad" loext:mime-type="image/x-wmf">
          <text:p/>
        </draw:image>
        <draw:image xlink:href="Pictures/10000201000000810000004BC7A3EFA30A760585.png" xlink:type="simple" xlink:show="embed" xlink:actuate="onLoad" loext:mime-type="image/png"/>
      </draw:frame>
      <draw:g draw:name="Gruppierung 11">
        <draw:custom-shape draw:name="Rechteck 12" draw:style-name="Mgr9" draw:text-style-name="MP8" draw:layer="backgroundobjects" svg:width="7.599cm" svg:height="0.199cm" svg:x="2.51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Mgr10" draw:text-style-name="MP9" draw:layer="backgroundobjects" svg:width="7.599cm" svg:height="0.199cm" svg:x="10.11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Mgr11" draw:text-style-name="MP10" draw:layer="backgroundobjects" svg:width="7.699cm" svg:height="0.199cm" svg:x="17.71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Gerade Verbindung 15" draw:style-name="Mgr8" draw:text-style-name="MP5" draw:layer="backgroundobjects" svg:x1="2.501cm" svg:y1="16.532cm" svg:x2="25.417cm" svg:y2="16.533cm">
        <text:p/>
      </draw:line>
      <draw:frame draw:name="Titel 1" presentation:style-name="Mpr4" draw:text-style-name="MP12" draw:layer="backgroundobjects" svg:width="21.589cm" svg:height="4.082cm" svg:x="1.905cm" svg:y="5.918cm" presentation:class="title" presentation:user-transformed="true">
        <draw:text-box>
          <text:p text:style-name="MP11"><text:span text:style-name="MT4">Titelmasterformat durch Klicken bearbeiten</text:span></text:p>
        </draw:text-box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draw:frame draw:style-name="Mgr12" draw:text-style-name="MP13" draw:layer="backgroundobjects" svg:width="3.393cm" svg:height="0.963cm" svg:x="19.56cm" svg:y="17.835cm">
        <draw:text-box>
          <text:p><text:span text:style-name="MT5"><text:page-number>&lt;number&gt;</text:page-number></text:span></text:p>
        </draw:text-box>
      </draw:frame>
      <draw:custom-shape draw:name="Fußzeilenplatzhalter 3" draw:style-name="Mgr13" draw:text-style-name="MP7" draw:layer="backgroundobjects" svg:width="14.507cm" svg:height="2.29cm" svg:x="2.511cm" svg:y="16.701cm">
        <text:p text:style-name="MP6"><text:span text:style-name="MT2">Autonomous Object Hunting</text:span></text:p>
        <text:p text:style-name="MP6"><text:span text:style-name="MT2"/></text:p>
        <text:p text:style-name="MP6"><text:span text:style-name="MT2"/></text:p>
        <text:p text:style-name="MP6"><text:span text:style-name="MT2">AMS Project <text:s/>- Group 0</text:span></text:p>
        <text:p text:style-name="MP6"><text:span text:style-name="MT2">05. November 2019</text:span></text:p>
        <text:p text:style-name="MP6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folie_5f_-title" draw:layer="backgroundobjects" svg:width="19.798cm" svg:height="11.136cm" svg:x="0.6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_5f_" style:display-name="Titelfolie__" style:page-layout-name="PM1" draw:style-name="Mdp1">
      <draw:frame draw:name="Bild 7" draw:style-name="Mgr3" draw:text-style-name="MP5" draw:layer="backgroundobjects" svg:width="2.914cm" svg:height="1.697cm" svg:x="21.501cm" svg:y="16.745cm">
        <draw:image xlink:href="Pictures/10004C1600000D49000007BBDBEF434C5A443F18.wmf" xlink:type="simple" xlink:show="embed" xlink:actuate="onLoad" loext:mime-type="image/x-wmf">
          <text:p/>
        </draw:image>
        <draw:image xlink:href="Pictures/10000201000000810000004BC7A3EFA30A760585.png" xlink:type="simple" xlink:show="embed" xlink:actuate="onLoad" loext:mime-type="image/png"/>
      </draw:frame>
      <draw:g draw:name="Gruppierung 11">
        <draw:custom-shape draw:name="Rechteck 12" draw:style-name="Mgr9" draw:text-style-name="MP8" draw:layer="backgroundobjects" svg:width="7.599cm" svg:height="0.199cm" svg:x="2.51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Mgr10" draw:text-style-name="MP9" draw:layer="backgroundobjects" svg:width="7.599cm" svg:height="0.199cm" svg:x="10.11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Mgr11" draw:text-style-name="MP10" draw:layer="backgroundobjects" svg:width="7.699cm" svg:height="0.199cm" svg:x="17.71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Gerade Verbindung 15" draw:style-name="Mgr8" draw:text-style-name="MP5" draw:layer="backgroundobjects" svg:x1="2.501cm" svg:y1="16.532cm" svg:x2="25.417cm" svg:y2="16.533cm">
        <text:p/>
      </draw:line>
      <draw:frame draw:name="Titel 1" presentation:style-name="Mpr7" draw:text-style-name="MP12" draw:layer="backgroundobjects" svg:width="21.589cm" svg:height="4.082cm" svg:x="1.905cm" svg:y="5.918cm" presentation:class="title" presentation:user-transformed="true">
        <draw:text-box>
          <text:p text:style-name="MP11"><text:span text:style-name="MT4">Titelmasterformat durch Klicken bearbeiten</text:span></text:p>
        </draw:text-box>
      </draw:frame>
      <draw:frame presentation:style-name="Titelfolie_5f__5f_-outline1" draw:layer="backgroundobjects" svg:width="22.859cm" svg:height="11.048cm" svg:x="1.27cm" svg:y="4.457cm" presentation:class="outline" presentation:placeholder="true">
        <draw:text-box/>
      </draw:frame>
      <draw:frame draw:style-name="Mgr12" draw:text-style-name="MP13" draw:layer="backgroundobjects" svg:width="3.393cm" svg:height="0.963cm" svg:x="19.56cm" svg:y="17.835cm">
        <draw:text-box>
          <text:p><text:span text:style-name="MT5"><text:page-number>&lt;number&gt;</text:page-number></text:span></text:p>
        </draw:text-box>
      </draw:frame>
      <draw:custom-shape draw:name="Fußzeilenplatzhalter 3" draw:style-name="Mgr14" draw:text-style-name="MP7" draw:layer="backgroundobjects" svg:width="14.507cm" svg:height="2.29cm" svg:x="2.511cm" svg:y="16.701cm">
        <text:p text:style-name="MP6"><text:span text:style-name="MT2">Autonomous Object Hunting</text:span></text:p>
        <text:p text:style-name="MP6"><text:span text:style-name="MT2"/></text:p>
        <text:p text:style-name="MP6"><text:span text:style-name="MT2"/></text:p>
        <text:p text:style-name="MP6"><text:span text:style-name="MT2">AMS Project <text:s/>- Group 0</text:span></text:p>
        <text:p text:style-name="MP6"><text:span text:style-name="MT2">05. November 2019</text:span></text:p>
        <text:p text:style-name="MP6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folie_5f__5f_-title" draw:layer="backgroundobjects" svg:width="19.798cm" svg:height="11.136cm" svg:x="0.6cm" svg:y="2.257cm" presentation:class="page"/>
        <draw:frame presentation:style-name="Titelfolie_5f_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_5f__5f_" style:display-name="Titelfolie___" style:page-layout-name="PM1" draw:style-name="Mdp1">
      <draw:frame draw:name="Bild 7" draw:style-name="Mgr3" draw:text-style-name="MP5" draw:layer="backgroundobjects" svg:width="2.914cm" svg:height="1.697cm" svg:x="21.501cm" svg:y="16.745cm">
        <draw:image xlink:href="Pictures/10004C1600000D49000007BBDBEF434C5A443F18.wmf" xlink:type="simple" xlink:show="embed" xlink:actuate="onLoad" loext:mime-type="image/x-wmf">
          <text:p/>
        </draw:image>
        <draw:image xlink:href="Pictures/10000201000000810000004BC7A3EFA30A760585.png" xlink:type="simple" xlink:show="embed" xlink:actuate="onLoad" loext:mime-type="image/png"/>
      </draw:frame>
      <draw:g draw:name="Gruppierung 11">
        <draw:custom-shape draw:name="Rechteck 12" draw:style-name="Mgr9" draw:text-style-name="MP8" draw:layer="backgroundobjects" svg:width="7.599cm" svg:height="0.199cm" svg:x="2.51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Mgr10" draw:text-style-name="MP9" draw:layer="backgroundobjects" svg:width="7.599cm" svg:height="0.199cm" svg:x="10.11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Mgr11" draw:text-style-name="MP10" draw:layer="backgroundobjects" svg:width="7.699cm" svg:height="0.199cm" svg:x="17.71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Gerade Verbindung 15" draw:style-name="Mgr8" draw:text-style-name="MP5" draw:layer="backgroundobjects" svg:x1="2.501cm" svg:y1="16.532cm" svg:x2="25.417cm" svg:y2="16.533cm">
        <text:p/>
      </draw:line>
      <draw:frame draw:name="Titel 1" presentation:style-name="Mpr10" draw:text-style-name="MP12" draw:layer="backgroundobjects" svg:width="21.589cm" svg:height="4.082cm" svg:x="1.905cm" svg:y="5.918cm" presentation:class="title" presentation:user-transformed="true">
        <draw:text-box>
          <text:p text:style-name="MP11"><text:span text:style-name="MT4">Titelmasterformat durch Klicken bearbeiten</text:span></text:p>
        </draw:text-box>
      </draw:frame>
      <draw:frame presentation:style-name="Titelfolie_5f__5f__5f_-outline1" draw:layer="backgroundobjects" svg:width="22.859cm" svg:height="11.048cm" svg:x="1.27cm" svg:y="4.457cm" presentation:class="outline" presentation:placeholder="true">
        <draw:text-box/>
      </draw:frame>
      <draw:frame draw:style-name="Mgr12" draw:text-style-name="MP13" draw:layer="backgroundobjects" svg:width="3.393cm" svg:height="0.963cm" svg:x="19.56cm" svg:y="17.835cm">
        <draw:text-box>
          <text:p><text:span text:style-name="MT5"><text:page-number>&lt;number&gt;</text:page-number></text:span></text:p>
        </draw:text-box>
      </draw:frame>
      <draw:custom-shape draw:name="Fußzeilenplatzhalter 3" draw:style-name="Mgr15" draw:text-style-name="MP7" draw:layer="backgroundobjects" svg:width="14.507cm" svg:height="2.29cm" svg:x="2.511cm" svg:y="16.701cm">
        <text:p text:style-name="MP6"><text:span text:style-name="MT2">Autonomous Object Hunting</text:span></text:p>
        <text:p text:style-name="MP6"><text:span text:style-name="MT2"/></text:p>
        <text:p text:style-name="MP6"><text:span text:style-name="MT2"/></text:p>
        <text:p text:style-name="MP6"><text:span text:style-name="MT2">AMS Project <text:s/>- Group 0</text:span></text:p>
        <text:p text:style-name="MP6"><text:span text:style-name="MT2">05. November 2019</text:span></text:p>
        <text:p text:style-name="MP6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folie_5f__5f__5f_-title" draw:layer="backgroundobjects" svg:width="19.798cm" svg:height="11.136cm" svg:x="0.6cm" svg:y="2.257cm" presentation:class="page"/>
        <draw:frame presentation:style-name="Titelfolie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_5f__5f__5f_" style:display-name="Titelfolie____" style:page-layout-name="PM1" draw:style-name="Mdp1">
      <draw:frame draw:name="Bild 7" draw:style-name="Mgr3" draw:text-style-name="MP5" draw:layer="backgroundobjects" svg:width="2.914cm" svg:height="1.697cm" svg:x="21.501cm" svg:y="16.745cm">
        <draw:image xlink:href="Pictures/10004C1600000D49000007BBDBEF434C5A443F18.wmf" xlink:type="simple" xlink:show="embed" xlink:actuate="onLoad" loext:mime-type="image/x-wmf">
          <text:p/>
        </draw:image>
        <draw:image xlink:href="Pictures/10000201000000810000004BC7A3EFA30A760585.png" xlink:type="simple" xlink:show="embed" xlink:actuate="onLoad" loext:mime-type="image/png"/>
      </draw:frame>
      <draw:g draw:name="Gruppierung 11">
        <draw:custom-shape draw:name="Rechteck 12" draw:style-name="Mgr9" draw:text-style-name="MP8" draw:layer="backgroundobjects" svg:width="7.599cm" svg:height="0.199cm" svg:x="2.51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Mgr10" draw:text-style-name="MP9" draw:layer="backgroundobjects" svg:width="7.599cm" svg:height="0.199cm" svg:x="10.11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Mgr11" draw:text-style-name="MP10" draw:layer="backgroundobjects" svg:width="7.699cm" svg:height="0.199cm" svg:x="17.71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Gerade Verbindung 15" draw:style-name="Mgr8" draw:text-style-name="MP5" draw:layer="backgroundobjects" svg:x1="2.501cm" svg:y1="16.532cm" svg:x2="25.417cm" svg:y2="16.533cm">
        <text:p/>
      </draw:line>
      <draw:frame draw:name="Titel 1" presentation:style-name="Mpr13" draw:text-style-name="MP12" draw:layer="backgroundobjects" svg:width="21.589cm" svg:height="4.082cm" svg:x="1.905cm" svg:y="5.918cm" presentation:class="title" presentation:user-transformed="true">
        <draw:text-box>
          <text:p text:style-name="MP11"><text:span text:style-name="MT4">Titelmasterformat durch Klicken bearbeiten</text:span></text:p>
        </draw:text-box>
      </draw:frame>
      <draw:frame presentation:style-name="Titelfolie_5f__5f__5f__5f_-outline1" draw:layer="backgroundobjects" svg:width="22.859cm" svg:height="11.048cm" svg:x="1.27cm" svg:y="4.457cm" presentation:class="outline" presentation:placeholder="true">
        <draw:text-box/>
      </draw:frame>
      <draw:frame draw:style-name="Mgr12" draw:text-style-name="MP13" draw:layer="backgroundobjects" svg:width="3.393cm" svg:height="0.963cm" svg:x="19.56cm" svg:y="17.835cm">
        <draw:text-box>
          <text:p><text:span text:style-name="MT5"><text:page-number>&lt;number&gt;</text:page-number></text:span></text:p>
        </draw:text-box>
      </draw:frame>
      <draw:custom-shape draw:name="Fußzeilenplatzhalter 3" draw:style-name="Mgr16" draw:text-style-name="MP7" draw:layer="backgroundobjects" svg:width="14.507cm" svg:height="2.29cm" svg:x="2.511cm" svg:y="16.701cm">
        <text:p text:style-name="MP6"><text:span text:style-name="MT2">Autonomous Object Hunting</text:span></text:p>
        <text:p text:style-name="MP6"><text:span text:style-name="MT2"/></text:p>
        <text:p text:style-name="MP6"><text:span text:style-name="MT2"/></text:p>
        <text:p text:style-name="MP6"><text:span text:style-name="MT2">AMS Project <text:s/>- Group 0</text:span></text:p>
        <text:p text:style-name="MP6"><text:span text:style-name="MT2">05. November 2019</text:span></text:p>
        <text:p text:style-name="MP6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folie_5f__5f__5f__5f_-title" draw:layer="backgroundobjects" svg:width="19.798cm" svg:height="11.136cm" svg:x="0.6cm" svg:y="2.257cm" presentation:class="page"/>
        <draw:frame presentation:style-name="Titelfolie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Office 2004 Test Drive-Benutzer</meta:initial-creator>
    <meta:editing-cycles>299</meta:editing-cycles>
    <meta:print-date>2015-09-15T10:00:41</meta:print-date>
    <meta:creation-date>2015-08-16T11:38:41</meta:creation-date>
    <dc:date>2019-11-06T13:03:07.376331246</dc:date>
    <meta:editing-duration>PT3H11M10S</meta:editing-duration>
    <meta:generator>LibreOffice/6.2.8.2$Linux_X86_64 LibreOffice_project/20$Build-2</meta:generator>
    <meta:document-statistic meta:object-count="105"/>
    <meta:user-defined meta:name="AppVersion">16.0000</meta:user-defined>
    <meta:user-defined meta:name="Company">fh-köl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